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exend SemiBold" svg:font-family="'Lexend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exend SemiBold1" svg:font-family="'Lexend SemiBold'"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style>
    <style:style style:name="P2" style:family="paragraph" style:parent-style-name="Standard">
      <style:paragraph-properties fo:margin-left="0in" fo:margin-right="0in" fo:text-indent="0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paragraph-properties fo:margin-left="0in" fo:margin-right="0in" fo:text-indent="0.5in" style:auto-text-indent="false"/>
    </style:style>
    <style:style style:name="P6" style:family="paragraph" style:parent-style-name="Standard" style:master-page-name="Standard">
      <style:paragraph-properties fo:text-align="center" style:justify-single-word="false" style:page-number="1"/>
    </style:style>
    <style:style style:name="P7" style:family="paragraph">
      <loext:graphic-properties draw:fill="solid" draw:fill-color="#a0a0a0"/>
      <style:paragraph-properties fo:text-align="center"/>
    </style:style>
    <style:style style:name="T1" style:family="text">
      <style:text-properties style:font-name="Lexend SemiBold" fo:font-size="25pt" style:font-name-asian="Lexend SemiBold1" style:font-size-asian="25pt" style:font-name-complex="Lexend SemiBold1" style:font-size-complex="25pt"/>
    </style:style>
    <style:style style:name="T2" style:family="text">
      <style:text-properties fo:font-weight="bold" style:font-weight-asian="bold"/>
    </style:style>
    <style:style style:name="T3" style:family="text">
      <style:text-properties fo:font-size="13pt" fo:font-weight="bold" style:font-size-asian="13pt" style:font-weight-asian="bold" style:font-size-complex="13pt"/>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fo:color="#1155cc" style:text-underline-style="solid" style:text-underline-width="auto" style:text-underline-color="font-color"/>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Exclusive opportunity to make $100,000s on YT shorts</text:span></text:p>
      <text:p text:style-name="Standard"/>
      <text:p text:style-name="Standard">Are you looking to get paid <text:span text:style-name="T2">3X </text:span>your YouTube Shorts RPM?</text:p>
      <text:p text:style-name="Standard"/>
      <text:p text:style-name="Standard">Have you been wondering how big creators are making so much profit from shorts? </text:p>
      <text:p text:style-name="Standard"/>
      <text:p text:style-name="P2">→ It’s actually because they’re part of an exclusive sponsorship-style program that involves promoting music.</text:p>
      <text:p text:style-name="P2"/>
      <text:p text:style-name="P2">The best part? Even <text:span text:style-name="T2">faceless creators, </text:span>like texting niche, memes, movie recaps, literally ANY account can essentially make a </text:p>
      <text:p text:style-name="P2"/>
      <text:p text:style-name="P2"><text:span text:style-name="T3">Guaranteed minimum $10k/month, with some creators earning up to $50-60k/month.</text:span></text:p>
      <text:p text:style-name="P1"/>
      <text:p text:style-name="Standard"><draw:rect text:anchor-type="as-char" style:rel-width="100%" draw:z-index="0" draw:style-name="gr1" draw:text-style-name="P7" svg:width="0.0012in" svg:height="0.0213in"><text:p/></draw:rect></text:p>
      <text:p text:style-name="Standard"/>
      <text:p text:style-name="Standard">The program is facilitated <text:span text:style-name="T4">DIRECTLY from YouTube</text:span> and has been taken advantage of by some of the biggest companies like epidemic sound and top creators like MrBeast to make <text:span text:style-name="T2">millions from shorts</text:span>.</text:p>
      <text:p text:style-name="Standard"/>
      <text:p text:style-name="Standard"><draw:rect text:anchor-type="as-char" style:rel-width="100%" draw:z-index="1" draw:style-name="gr1" draw:text-style-name="P7" svg:width="0.0012in" svg:height="0.0213in"><text:p/></draw:rect></text:p>
      <text:p text:style-name="Standard"/>
      <text:p text:style-name="Standard">The way it’ll work for you is:</text:p>
      <text:list xml:id="list3850340442" text:style-name="WWNum1">
        <text:list-item>
          <text:p text:style-name="P3">Use music</text:p>
        </text:list-item>
        <text:list-item>
          <text:p text:style-name="P3">Get paid</text:p>
        </text:list-item>
      </text:list>
      <text:p text:style-name="Standard"/>
      <text:p text:style-name="Standard">This does not affect your channel, does not lead to copyright strikes or anything of that nature. Everything is contractually guaranteed by one of the largest creator management firms in the industry pulling 2-3B views monthly.</text:p>
      <text:p text:style-name="Standard"/>
      <text:p text:style-name="Standard">The best part? Whether you do this or not, all your money is already being siphoned by big music companies like epidemic sound, UMG, Warner media - there’s nothing you can do about it.</text:p>
      <text:p text:style-name="Standard"><text:soft-page-break/></text:p>
      <text:p text:style-name="Standard"><draw:rect text:anchor-type="as-char" style:rel-width="100%" draw:z-index="2" draw:style-name="gr1" draw:text-style-name="P7" svg:width="0.0012in" svg:height="0.0213in"><text:p/></draw:rect></text:p>
      <text:p text:style-name="Standard"/>
      <text:p text:style-name="Standard">If you want to start getting paid instead of these music execs, we partnered with a large creator management firm to get you this exclusive opportunity. </text:p>
      <text:p text:style-name="Standard"/>
      <text:p text:style-name="Standard">And no, we’re not sponsored - I just want to spread the word.</text:p>
      <text:p text:style-name="Standard"/>
      <text:p text:style-name="Standard">They’re currently working with a network doing<text:span text:style-name="T2"> over 3B views monthly</text:span> and can show you some of the creators with over 10M+ subscribers they work with.</text:p>
      <text:p text:style-name="Standard"/>
      <text:p text:style-name="Standard">Currently, they have the best deal in the industry and <text:span text:style-name="T2">they beat out any competition</text:span>.</text:p>
      <text:p text:style-name="Standard"/>
      <text:p text:style-name="Standard"><draw:rect text:anchor-type="as-char" style:rel-width="100%" draw:z-index="3" draw:style-name="gr1" draw:text-style-name="P7" svg:width="0.0012in" svg:height="0.0213in"><text:p/></draw:rect></text:p>
      <text:p text:style-name="Standard"/>
      <text:p text:style-name="Standard">You can expect to get paid up to $5,000 for 10m views (up to 2-3x what YouTube currently pays)</text:p>
      <text:p text:style-name="Standard"/>
      <text:p text:style-name="Standard">And the only requirement is one of the following:</text:p>
      <text:list xml:id="list3786584900" text:style-name="WWNum2">
        <text:list-item>
          <text:p text:style-name="P4">That you average a minimum of 20-30m monthly views on YT shorts</text:p>
        </text:list-item>
        <text:list-item>
          <text:p text:style-name="P4">You’re a big creator that’s been inactive </text:p>
        </text:list-item>
      </text:list>
      <text:p text:style-name="P5">⤷ As long as you can consistently get 300-500k+ views per vid or high monthly viewership.</text:p>
      <text:p text:style-name="Standard"/>
      <text:p text:style-name="Standard"><text:span text:style-name="T2">There are currently limited spots available.</text:span></text:p>
      <text:p text:style-name="Standard"/>
      <text:p text:style-name="Standard">To apply, submit a ticket in our Discord server under #opportunities</text:p>
      <text:p text:style-name="Standard"/>
      <text:p text:style-name="Standard">Join → <text:a xlink:type="simple" xlink:href="https://discord.gg/content" text:style-name="ListLabel_20_19" text:visited-style-name="ListLabel_20_19"><text:span text:style-name="T6">https://discord.gg/content</text:span></text:a> </text:p>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exend SemiBold" svg:font-family="'Lexend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exend SemiBold1" svg:font-family="'Lexend SemiBol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28" meta:word-count="357" meta:character-count="2085" meta:non-whitespace-character-count="1751"/>
    <meta:generator>LibreOfficeDev/6.0.5.2$Linux_X86_64 LibreOffice_project/</meta:generator>
  </office:meta>
</office:document-meta>
</file>